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3" style:family="table-column">
      <style:table-column-properties fo:break-before="auto" style:column-width="1.323cm"/>
    </style:style>
    <style:style style:name="co4" style:family="table-column">
      <style:table-column-properties fo:break-before="auto" style:column-width="1.79cm"/>
    </style:style>
    <style:style style:name="co5" style:family="table-column">
      <style:table-column-properties fo:break-before="auto" style:column-width="19.001cm"/>
    </style:style>
    <style:style style:name="co6" style:family="table-column">
      <style:table-column-properties fo:break-before="auto" style:column-width="2.258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77cm" fo:break-before="auto" style:use-optimal-row-height="true"/>
    </style:style>
    <style:style style:name="ro5" style:family="table-row">
      <style:table-row-properties style:row-height="1.445cm" fo:break-before="auto" style:use-optimal-row-height="true"/>
    </style:style>
    <style:style style:name="ro6" style:family="table-row">
      <style:table-row-properties style:row-height="1.9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data-style-name="N117"/>
    <style:style style:name="ce3"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7" style:family="table-cell" style:parent-style-name="Default">
      <style:table-cell-properties fo:wrap-option="wrap"/>
      <style:text-properties fo:font-size="12pt" style:font-size-asian="12pt" style:font-size-complex="12pt"/>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1" office:value-type="string" calcext:value-type="string">
            <text:p>Horodateur</text:p>
          </table:table-cell>
          <table:table-cell table:style-name="ce1"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1" office:value-type="string" calcext:value-type="string">
            <text:p>Pour savoir le joueur que tu es, quelle est ta fréquence de jeu ? [Jeu console]</text:p>
          </table:table-cell>
          <table:table-cell table:style-name="ce1" office:value-type="string" calcext:value-type="string">
            <text:p>Pour savoir le joueur que tu es, quelle est ta fréquence de jeu ? [Jeu ordinateur]</text:p>
          </table:table-cell>
          <table:table-cell table:style-name="ce1" office:value-type="string" calcext:value-type="string">
            <text:p>Pour savoir le joueur que tu es, quelle est ta fréquence de jeu ? [Jeu mobile]</text:p>
          </table:table-cell>
          <table:table-cell table:style-name="ce1" office:value-type="string" calcext:value-type="string">
            <text:p>Pour savoir le joueur que tu es, quelle est ta fréquence de jeu ? [Jeu de société]</text:p>
          </table:table-cell>
          <table:table-cell table:style-name="ce1" office:value-type="string" calcext:value-type="string">
            <text:p>Avez-vous installé le jeu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Avez-vous lancé le jeu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Avez-vous pratiqué le mode "Campagne" ?</text:p>
          </table:table-cell>
          <table:table-cell table:style-name="ce1" office:value-type="string" calcext:value-type="string">
            <text:p>Si vous avez répondu "Non" à la question précédente, pourriez vous indiquez pour quelle raison ?</text:p>
          </table:table-cell>
          <table:table-cell table:style-name="ce1" office:value-type="string" calcext:value-type="string">
            <text:p>Dans le mode campagne, avez-vous vu que vous pouviez ajouter un nouveau joueur local ?</text:p>
          </table:table-cell>
          <table:table-cell table:style-name="ce1" office:value-type="string" calcext:value-type="string">
            <text:p>Après avoir pratiqué le mode campagne, avez-vous consulté les scores depuis le menu principal ?</text:p>
          </table:table-cell>
          <table:table-cell table:style-name="ce1" office:value-type="string" calcext:value-type="string">
            <text:p>Qu'en avez vous pensé ? [Présentation, beauté de la page]</text:p>
          </table:table-cell>
          <table:table-cell table:style-name="ce1" office:value-type="string" calcext:value-type="string">
            <text:p>Qu'en avez vous pensé ? [Lisibilité]</text:p>
          </table:table-cell>
          <table:table-cell table:style-name="ce1" office:value-type="string" calcext:value-type="string">
            <text:p>Qu'en avez vous pensé ? [Intérêt]</text:p>
          </table:table-cell>
          <table:table-cell table:style-name="ce1" office:value-type="string" calcext:value-type="string">
            <text:p>Avez-vous consulté les "Références" et avez-vous trouvé celle-ci lisible ?</text:p>
          </table:table-cell>
          <table:table-cell table:style-name="ce1" office:value-type="string" calcext:value-type="string">
            <text:p>Avez-vous consulté le menu "Editer un plateau" ?</text:p>
          </table:table-cell>
          <table:table-cell table:style-name="ce1" office:value-type="string" calcext:value-type="string">
            <text:p>Qu'avez-vous pensé de l'éditeur de plateau ? [Compréhension des règles d'écriture d'un plateau]</text:p>
          </table:table-cell>
          <table:table-cell table:style-name="ce1" office:value-type="string" calcext:value-type="string">
            <text:p>Qu'avez-vous pensé de l'éditeur de plateau ? [Qualité de l'aide en cas d'erreur sur l'écriture d'un plateau]</text:p>
          </table:table-cell>
          <table:table-cell table:style-name="ce1" office:value-type="string" calcext:value-type="string">
            <text:p>Qu'avez-vous pensé de l'éditeur de plateau ? [Intérêt de l'option]</text:p>
          </table:table-cell>
          <table:table-cell table:style-name="ce1" office:value-type="string" calcext:value-type="string">
            <text:p>Est-ce que le bouton "Menu" était visible sur votre téléphone ?</text:p>
          </table:table-cell>
          <table:table-cell table:style-name="ce1" office:value-type="string" calcext:value-type="string">
            <text:p>Est-ce que votre pseudo était visible sur votre téléphone ?</text:p>
          </table:table-cell>
          <table:table-cell table:style-name="ce1" office:value-type="string" calcext:value-type="string">
            <text:p>Est-ce que votre emoji de classement était visible sur votre téléphone ?</text:p>
          </table:table-cell>
          <table:table-cell table:style-name="ce1" office:value-type="string" calcext:value-type="string">
            <text:p>Est-ce que votre score était visible sur votre téléphone ?</text:p>
          </table:table-cell>
          <table:table-cell table:style-name="ce1" office:value-type="string" calcext:value-type="string">
            <text:p>Est-ce que votre avancement (carrés noirs et blancs) était visible sur votre téléphone ?</text:p>
          </table:table-cell>
          <table:table-cell table:style-name="ce1" office:value-type="string" calcext:value-type="string">
            <text:p>Est-ce que le bouton "Commencer" était visible sur votre téléphone ?</text:p>
          </table:table-cell>
          <table:table-cell table:style-name="ce1" office:value-type="string" calcext:value-type="string">
            <text:p>Vous est-il arrivé de cliquer par erreur sur le bouton "Menu" ?</text:p>
          </table:table-cell>
          <table:table-cell table:style-name="ce1" office:value-type="string" calcext:value-type="string">
            <text:p>Si "Oui", est-ce lié à la configuration de l'application ou simplement une erreur de votre part ?</text:p>
          </table:table-cell>
          <table:table-cell table:style-name="ce1" office:value-type="string" calcext:value-type="string">
            <text:p>Vous est-il arrivé de cliquer par erreur sur le bouton "Commencer" ?</text:p>
          </table:table-cell>
          <table:table-cell table:style-name="ce1" office:value-type="string" calcext:value-type="string">
            <text:p>Si "Oui", est-ce lié à la configuration de l'application ou simplement une erreur de votre part ?</text:p>
          </table:table-cell>
          <table:table-cell table:style-name="ce1" office:value-type="string" calcext:value-type="string">
            <text:p>Quand la partie commence, une musique démarre. L'avez-vous remarqué ?</text:p>
          </table:table-cell>
          <table:table-cell table:style-name="ce1"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1"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1"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1"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1"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1"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1"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1" office:value-type="string" calcext:value-type="string">
            <text:p>Après un certain nombre de plateaux, la notion d' "ASCENSION" apparait. Est-ce que vous l'avez vue ? Est-ce que vous y avez trouvé du sens ?</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1"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1"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1" office:value-type="string" calcext:value-type="string">
            <text:p>Parmi toutes les fonctionnalités ci-dessous, notez l'utilité de celle-ci. [Bouton de retour au "Menu" principal]</text:p>
          </table:table-cell>
          <table:table-cell table:style-name="ce1" office:value-type="string" calcext:value-type="string">
            <text:p>Parmi toutes les fonctionnalités ci-dessous, notez l'utilité de celle-ci. [Pseudo du joueur]</text:p>
          </table:table-cell>
          <table:table-cell table:style-name="ce1" office:value-type="string" calcext:value-type="string">
            <text:p>Parmi toutes les fonctionnalités ci-dessous, notez l'utilité de celle-ci. [Aperçu du classement]</text:p>
          </table:table-cell>
          <table:table-cell table:style-name="ce1" office:value-type="string" calcext:value-type="string">
            <text:p>Parmi toutes les fonctionnalités ci-dessous, notez l'utilité de celle-ci. [Score]</text:p>
          </table:table-cell>
          <table:table-cell table:style-name="ce1" office:value-type="string" calcext:value-type="string">
            <text:p>Parmi toutes les fonctionnalités ci-dessous, notez l'utilité de celle-ci. [Aperçu de l'avancement ]</text:p>
          </table:table-cell>
          <table:table-cell table:style-name="ce1" office:value-type="string" calcext:value-type="string">
            <text:p>Parmi toutes les fonctionnalités ci-dessous, notez l'utilité de celle-ci. [Bouton "Commencer"]</text:p>
          </table:table-cell>
          <table:table-cell table:style-name="ce1" office:value-type="string" calcext:value-type="string">
            <text:p>Parmi toutes les fonctionnalités ci-dessous, notez l'utilité de celle-ci. [Musique pendant la résolution]</text:p>
          </table:table-cell>
          <table:table-cell table:style-name="ce1" office:value-type="string" calcext:value-type="string">
            <text:p>Parmi toutes les fonctionnalités ci-dessous, notez l'utilité de celle-ci. [Surbrillance pour la pile de départ]</text:p>
          </table:table-cell>
          <table:table-cell table:style-name="ce1" office:value-type="string" calcext:value-type="string">
            <text:p>Parmi toutes les fonctionnalités ci-dessous, notez l'utilité de celle-ci. [Surbrillance pour la pile d'arrivée]</text:p>
          </table:table-cell>
          <table:table-cell table:style-name="ce1" office:value-type="string" calcext:value-type="string">
            <text:p>Parmi toutes les fonctionnalités ci-dessous, notez l'utilité de celle-ci. [Pile terminée est bloquée]</text:p>
          </table:table-cell>
          <table:table-cell table:style-name="ce1" office:value-type="string" calcext:value-type="string">
            <text:p>Parmi toutes les fonctionnalités ci-dessous, notez l'utilité de celle-ci. [Pile terminée est de couleur unie]</text:p>
          </table:table-cell>
          <table:table-cell table:style-name="ce1" office:value-type="string" calcext:value-type="string">
            <text:p>Parmi toutes les fonctionnalités ci-dessous, notez l'utilité de celle-ci. [Vibration courte]</text:p>
          </table:table-cell>
          <table:table-cell table:style-name="ce1" office:value-type="string" calcext:value-type="string">
            <text:p>Parmi toutes les fonctionnalités ci-dessous, notez l'utilité de celle-ci. [Vibration moyenne]</text:p>
          </table:table-cell>
          <table:table-cell table:style-name="ce1" office:value-type="string" calcext:value-type="string">
            <text:p>Parmi toutes les fonctionnalités ci-dessous, notez l'utilité de celle-ci. [Vibration longue]</text:p>
          </table:table-cell>
          <table:table-cell table:style-name="ce1" office:value-type="string" calcext:value-type="string">
            <text:p>Parmi toutes les fonctionnalités ci-dessous, notez l'utilité de celle-ci. [Son de félicitation]</text:p>
          </table:table-cell>
          <table:table-cell table:style-name="ce1" office:value-type="string" calcext:value-type="string">
            <text:p>Parmi toutes les fonctionnalités ci-dessous, notez l'utilité de celle-ci. [Texte de félicitation]</text:p>
          </table:table-cell>
          <table:table-cell table:style-name="ce1" office:value-type="string" calcext:value-type="string">
            <text:p>Parmi toutes les fonctionnalités ci-dessous, notez l'utilité de celle-ci. [Temps de résolution]</text:p>
          </table:table-cell>
          <table:table-cell table:style-name="ce1" office:value-type="string" calcext:value-type="string">
            <text:p>Parmi toutes les fonctionnalités ci-dessous, notez l'utilité de celle-ci. [Bouton "Abandonner"]</text:p>
          </table:table-cell>
          <table:table-cell table:style-name="ce1" office:value-type="string" calcext:value-type="string">
            <text:p>Parmi toutes les fonctionnalités ci-dessous, notez l'utilité de celle-ci. [Son d'insuccès]</text:p>
          </table:table-cell>
          <table:table-cell table:style-name="ce1" office:value-type="string" calcext:value-type="string">
            <text:p>Parmi toutes les fonctionnalités ci-dessous, notez l'utilité de celle-ci. [Texte d'insuccès]</text:p>
          </table:table-cell>
          <table:table-cell table:style-name="ce1" office:value-type="string" calcext:value-type="string">
            <text:p>Parmi toutes les fonctionnalités ci-dessous, notez l'utilité de celle-ci. [Notion d'ascension]</text:p>
          </table:table-cell>
          <table:table-cell table:style-name="ce1" office:value-type="string" calcext:value-type="string">
            <text:p>Parmi toutes les fonctionnalités ci-dessous, notez l'utilité de celle-ci. [Score selon le taux de réussite]</text:p>
          </table:table-cell>
          <table:table-cell table:style-name="ce1" office:value-type="string" calcext:value-type="string">
            <text:p>Parmi toutes les fonctionnalités ci-dessous, notez l'utilité de celle-ci. [Score selon le temps de résolution]</text:p>
          </table:table-cell>
          <table:table-cell table:style-name="ce1" office:value-type="string" calcext:value-type="string">
            <text:p>Parmi toutes les fonctionnalités ci-dessous, notez l'utilité de celle-ci. [Score augmente et diminue]</text:p>
          </table:table-cell>
          <table:table-cell table:style-name="ce1" office:value-type="string" calcext:value-type="string">
            <text:p>Si vous le souhaitez vous pouvez exprimer sur votre expérience de jeu (plaisir et frustrations) et autres sujets ici.</text:p>
          </table:table-cell>
          <table:table-cell table:style-name="ce1"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1" office:value-type="string" calcext:value-type="string">
            <text:p>Classez selon vous la priorité des fonctionnalités (1 le plus important, 5 le moins important) [Prévoir des musiques différentes selon l'avancement dans l'ascension.]</text:p>
          </table:table-cell>
          <table:table-cell table:style-name="ce1"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1" office:value-type="string" calcext:value-type="string">
            <text:p>Classez selon vous la priorité des fonctionnalités (1 le plus important, 5 le moins important) [Afficher une image en fond plutôt que le fond uni.]</text:p>
          </table:table-cell>
          <table:table-cell table:style-name="ce1" office:value-type="string" calcext:value-type="string">
            <text:p>Classez selon vous la priorité des fonctionnalités (1 le plus important, 5 le moins important) [Ajouter des points spécifiques à la réussite d'une ascension dans le score.]</text:p>
          </table:table-cell>
          <table:table-cell table:style-name="ce1"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1" office:value-type="string" calcext:value-type="string">
            <text:p>Classez selon vous la priorité des fonctionnalités (1 le plus important, 5 le moins important) [Dans le menu principal, donner accès à des statistiques de jeu des joueurs.]</text:p>
          </table:table-cell>
          <table:table-cell table:style-name="ce1"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1"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1" office:value-type="string" calcext:value-type="string">
            <text:p>Classez selon vous la priorité des fonctionnalités (1 le plus important, 5 le moins important) [En jeu, représenter les jetons contigus identiques comme "soudés".]</text:p>
          </table:table-cell>
          <table:table-cell table:style-name="ce1"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1" office:value-type="string" calcext:value-type="string">
            <text:p>Classez selon vous la priorité des fonctionnalités (1 le plus important, 5 le moins important) [Ajouter une musique dans les menus]</text:p>
          </table:table-cell>
          <table:table-cell table:style-name="ce1" office:value-type="string" calcext:value-type="string">
            <text:p>Classez selon vous la priorité des fonctionnalités (1 le plus important, 5 le moins important) [Le score augmente comme sur une machine à sous.]</text:p>
          </table:table-cell>
          <table:table-cell table:style-name="ce1"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1" office:value-type="string" calcext:value-type="string">
            <text:p>Classez selon vous la priorité des fonctionnalités (1 le plus important, 5 le moins important) [Réaliser une animation de jeton qui se déplace]</text:p>
          </table:table-cell>
          <table:table-cell table:style-name="ce1"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1"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1" office:value-type="string" calcext:value-type="string">
            <text:p>Classez selon vous la priorité des fonctionnalités (1 le plus important, 5 le moins important) [Améliorer la précision de l'avancement dans l'ascension]</text:p>
          </table:table-cell>
          <table:table-cell table:style-name="ce1"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1" office:value-type="string" calcext:value-type="string">
            <text:p>Classez selon vous la priorité des fonctionnalités (1 le plus important, 5 le moins important) [Réduire la similitude des plateaux de faible niveaux qui se ressemblent trop.]</text:p>
          </table:table-cell>
          <table:table-cell table:style-name="ce1" office:value-type="string" calcext:value-type="string">
            <text:p>Classez selon vous la priorité des fonctionnalités (1 le plus important, 5 le moins important) [Agrandir la zone de sélection autours de la pile, car elle est trop étroite.]</text:p>
          </table:table-cell>
          <table:table-cell table:style-name="ce1" office:value-type="string" calcext:value-type="string">
            <text:p>Classez selon vous la priorité des fonctionnalités (1 le plus important, 5 le moins important) [Implémenter le "GLISSER" pour le déplacement de jeton en plus du mécanisme actuel.]</text:p>
          </table:table-cell>
          <table:table-cell table:style-name="ce1" office:value-type="string" calcext:value-type="string">
            <text:p>Classez selon vous la priorité des fonctionnalités (1 le plus important, 5 le moins important) [Ajouter une description du but du jeu dans la description de l'application]</text:p>
          </table:table-cell>
          <table:table-cell table:style-name="ce1" office:value-type="string" calcext:value-type="string">
            <text:p>Classez selon vous la priorité des fonctionnalités (1 le plus important, 5 le moins important) [Ajouter une description des règles du jeu dans la description de l'application]</text:p>
          </table:table-cell>
          <table:table-cell table:style-name="ce1"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1" office:value-type="string" calcext:value-type="string">
            <text:p>Classez selon vous la priorité des fonctionnalités (1 le plus important, 5 le moins important) [Ajouter une option pour activer/désactiver la musique]</text:p>
          </table:table-cell>
          <table:table-cell table:style-name="ce1" office:value-type="string" calcext:value-type="string">
            <text:p>Classez selon vous la priorité des fonctionnalités (1 le plus important, 5 le moins important) [Ajouter une option pour activer/désactiver les bruitages]</text:p>
          </table:table-cell>
          <table:table-cell table:style-name="ce1" office:value-type="string" calcext:value-type="string">
            <text:p>Classez selon vous la priorité des fonctionnalités (1 le plus important, 5 le moins important) [Ajouter une option pour activer/désactiver les vibrations]</text:p>
          </table:table-cell>
          <table:table-cell table:style-name="ce1" office:value-type="string" calcext:value-type="string">
            <text:p>Classez selon vous la priorité des fonctionnalités (1 le plus important, 5 le moins important) [Annuler la sélection de pile lors d'un pointage sur le fond d'écran]</text:p>
          </table:table-cell>
          <table:table-cell table:style-name="ce1"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1" office:value-type="string" calcext:value-type="string">
            <text:p>Classez selon vous la priorité des fonctionnalités (1 le plus important, 5 le moins important) [Des plateaux encore plus difficiles !]</text:p>
          </table:table-cell>
          <table:table-cell table:style-name="ce1" office:value-type="string" calcext:value-type="string">
            <text:p>Si vous le souhaitez, vous pouvez proposer des évolutions en expliquant l'intérêt de l'évolution et le changement à réaliser dans le jeu.</text:p>
          </table:table-cell>
          <table:table-cell table:style-name="ce1"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2" table:formula="of:=SUM([.CC2:.CC8])/COUNT([.CC2:.CC8])" office:value-type="float" office:value="2.16666666666667" calcext:value-type="float">
            <text:p>2,2</text:p>
          </table:table-cell>
          <table:table-cell table:style-name="ce2" table:formula="of:=SUM([.CD2:.CD8])/COUNT([.CD2:.CD8])" office:value-type="float" office:value="3" calcext:value-type="float">
            <text:p>3,0</text:p>
          </table:table-cell>
          <table:table-cell table:style-name="ce2" table:formula="of:=SUM([.CE2:.CE8])/COUNT([.CE2:.CE8])" office:value-type="float" office:value="3.28571428571429" calcext:value-type="float">
            <text:p>3,3</text:p>
          </table:table-cell>
          <table:table-cell table:style-name="ce2" table:formula="of:=SUM([.CF2:.CF8])/COUNT([.CF2:.CF8])" office:value-type="float" office:value="3.83333333333333" calcext:value-type="float">
            <text:p>3,8</text:p>
          </table:table-cell>
          <table:table-cell table:style-name="ce2" table:formula="of:=SUM([.CG2:.CG8])/COUNT([.CG2:.CG8])" office:value-type="float" office:value="3" calcext:value-type="float">
            <text:p>3,0</text:p>
          </table:table-cell>
          <table:table-cell table:style-name="ce2" table:formula="of:=SUM([.CH2:.CH8])/COUNT([.CH2:.CH8])" office:value-type="float" office:value="1.66666666666667" calcext:value-type="float">
            <text:p>1,7</text:p>
          </table:table-cell>
          <table:table-cell table:style-name="ce2" table:formula="of:=SUM([.CI2:.CI8])/COUNT([.CI2:.CI8])" office:value-type="float" office:value="2.14285714285714" calcext:value-type="float">
            <text:p>2,1</text:p>
          </table:table-cell>
          <table:table-cell table:style-name="ce2" table:formula="of:=SUM([.CJ2:.CJ8])/COUNT([.CJ2:.CJ8])" office:value-type="float" office:value="2.14285714285714" calcext:value-type="float">
            <text:p>2,1</text:p>
          </table:table-cell>
          <table:table-cell table:style-name="ce2" table:formula="of:=SUM([.CK2:.CK8])/COUNT([.CK2:.CK8])" office:value-type="float" office:value="2.14285714285714" calcext:value-type="float">
            <text:p>2,1</text:p>
          </table:table-cell>
          <table:table-cell table:style-name="ce2" table:formula="of:=SUM([.CL2:.CL8])/COUNT([.CL2:.CL8])" office:value-type="float" office:value="2.57142857142857" calcext:value-type="float">
            <text:p>2,6</text:p>
          </table:table-cell>
          <table:table-cell table:style-name="ce2" table:formula="of:=SUM([.CM2:.CM8])/COUNT([.CM2:.CM8])" office:value-type="float" office:value="3" calcext:value-type="float">
            <text:p>3,0</text:p>
          </table:table-cell>
          <table:table-cell table:style-name="ce2" table:formula="of:=SUM([.CN2:.CN8])/COUNT([.CN2:.CN8])" office:value-type="float" office:value="2.57142857142857" calcext:value-type="float">
            <text:p>2,6</text:p>
          </table:table-cell>
          <table:table-cell table:style-name="ce2" table:formula="of:=SUM([.CO2:.CO8])/COUNT([.CO2:.CO8])" office:value-type="float" office:value="2.85714285714286" calcext:value-type="float">
            <text:p>2,9</text:p>
          </table:table-cell>
          <table:table-cell table:style-name="ce2" table:formula="of:=SUM([.CP2:.CP8])/COUNT([.CP2:.CP8])" office:value-type="float" office:value="3.42857142857143" calcext:value-type="float">
            <text:p>3,4</text:p>
          </table:table-cell>
          <table:table-cell table:style-name="ce2" table:formula="of:=SUM([.CQ2:.CQ8])/COUNT([.CQ2:.CQ8])" office:value-type="float" office:value="3" calcext:value-type="float">
            <text:p>3,0</text:p>
          </table:table-cell>
          <table:table-cell table:style-name="ce2" table:formula="of:=SUM([.CR2:.CR8])/COUNT([.CR2:.CR8])" office:value-type="float" office:value="3.16666666666667" calcext:value-type="float">
            <text:p>3,2</text:p>
          </table:table-cell>
          <table:table-cell table:style-name="ce2" table:formula="of:=SUM([.CS2:.CS8])/COUNT([.CS2:.CS8])" office:value-type="float" office:value="3.28571428571429" calcext:value-type="float">
            <text:p>3,3</text:p>
          </table:table-cell>
          <table:table-cell table:style-name="ce2" table:formula="of:=SUM([.CT2:.CT8])/COUNT([.CT2:.CT8])" office:value-type="float" office:value="2" calcext:value-type="float">
            <text:p>2,0</text:p>
          </table:table-cell>
          <table:table-cell table:style-name="ce2" table:formula="of:=SUM([.CU2:.CU8])/COUNT([.CU2:.CU8])" office:value-type="float" office:value="2" calcext:value-type="float">
            <text:p>2,0</text:p>
          </table:table-cell>
          <table:table-cell table:style-name="ce2" table:formula="of:=SUM([.CV2:.CV8])/COUNT([.CV2:.CV8])" office:value-type="float" office:value="2.14285714285714" calcext:value-type="float">
            <text:p>2,1</text:p>
          </table:table-cell>
          <table:table-cell table:style-name="ce2" table:formula="of:=SUM([.CW2:.CW8])/COUNT([.CW2:.CW8])" office:value-type="float" office:value="1.71428571428571" calcext:value-type="float">
            <text:p>1,7</text:p>
          </table:table-cell>
          <table:table-cell table:style-name="ce2" table:formula="of:=SUM([.CX2:.CX8])/COUNT([.CX2:.CX8])" office:value-type="float" office:value="2.42857142857143" calcext:value-type="float">
            <text:p>2,4</text:p>
          </table:table-cell>
          <table:table-cell table:style-name="ce2" table:formula="of:=SUM([.CY2:.CY8])/COUNT([.CY2:.CY8])" office:value-type="float" office:value="2.14285714285714" calcext:value-type="float">
            <text:p>2,1</text:p>
          </table:table-cell>
          <table:table-cell table:style-name="ce2" table:formula="of:=SUM([.CZ2:.CZ8])/COUNT([.CZ2:.CZ8])" office:value-type="float" office:value="2.28571428571429" calcext:value-type="float">
            <text:p>2,3</text:p>
          </table:table-cell>
          <table:table-cell table:style-name="ce2" table:formula="of:=SUM([.DA2:.DA8])/COUNT([.DA2:.DA8])" office:value-type="float" office:value="2.28571428571429" calcext:value-type="float">
            <text:p>2,3</text:p>
          </table:table-cell>
          <table:table-cell table:style-name="ce2" table:formula="of:=SUM([.DB2:.DB8])/COUNT([.DB2:.DB8])" office:value-type="float" office:value="1.85714285714286" calcext:value-type="float">
            <text:p>1,9</text:p>
          </table:table-cell>
          <table:table-cell table:style-name="ce2" table:formula="of:=SUM([.DC2:.DC8])/COUNT([.DC2:.DC8])" office:value-type="float" office:value="1.42857142857143" calcext:value-type="float">
            <text:p>1,4</text:p>
          </table:table-cell>
          <table:table-cell table:style-name="ce2" table:formula="of:=SUM([.DD2:.DD8])/COUNT([.DD2:.DD8])" office:value-type="float" office:value="1.57142857142857" calcext:value-type="float">
            <text:p>1,6</text:p>
          </table:table-cell>
          <table:table-cell table:style-name="ce2" table:formula="of:=SUM([.DE2:.DE8])/COUNT([.DE2:.DE8])" office:value-type="float" office:value="1.42857142857143" calcext:value-type="float">
            <text:p>1,4</text:p>
          </table:table-cell>
          <table:table-cell table:style-name="ce2" table:formula="of:=SUM([.DF2:.DF8])/COUNT([.DF2:.DF8])" office:value-type="float" office:value="1.42857142857143" calcext:value-type="float">
            <text:p>1,4</text:p>
          </table:table-cell>
          <table:table-cell table:style-name="ce2" table:formula="of:=SUM([.DG2:.DG8])/COUNT([.DG2:.DG8])" office:value-type="float" office:value="2" calcext:value-type="float">
            <text:p>2,0</text:p>
          </table:table-cell>
          <table:table-cell table:style-name="ce2" table:formula="of:=SUM([.DH2:.DH8])/COUNT([.DH2:.DH8])" office:value-type="float" office:value="1.42857142857143" calcext:value-type="float">
            <text:p>1,4</text:p>
          </table:table-cell>
          <table:table-cell table:style-name="ce3"/>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3" table:default-cell-style-name="ce14"/>
        <table:table-column table:style-name="co4" table:default-cell-style-name="ce14"/>
        <table:table-column table:style-name="co5" table:default-cell-style-name="ce17"/>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office:value-type="string" calcext:value-type="string">
            <text:p>[Ajouter une option pour activer/désactiver la musique]</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office:value-type="string" calcext:value-type="string">
            <text:p>[Ajouter une option pour activer/désactiver les vibrations]</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office:value-type="string" calcext:value-type="string">
            <text:p>[Annuler la sélection de pile lors d'un pointage sur le fond d'écran]</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office:value-type="string" calcext:value-type="string">
            <text:p>[Ajouter une option pour activer/désactiver les bruitages]</text:p>
          </table:table-cell>
        </table:table-row>
        <table:table-row table:style-name="ro4">
          <table:table-cell table:style-name="ce13" office:value-type="float" office:value="6" calcext:value-type="float">
            <text:p>6</text:p>
          </table:table-cell>
          <table:table-cell table:style-name="ce15" office:value-type="float" office:value="1.66666666666667" calcext:value-type="float">
            <text:p>1,7</text:p>
          </table:table-cell>
          <table:table-cell office:value-type="string" calcext:value-type="string">
            <text:p>[Au commencement d'une ascension, permettre à l'utilisateur de choisir la longueur de son ascension.]</text:p>
          </table:table-cell>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row>
        <table:table-row table:style-name="ro4">
          <table:table-cell table:style-name="ce13" office:value-type="float" office:value="9" calcext:value-type="float">
            <text:p>9</text:p>
          </table:table-cell>
          <table:table-cell table:style-name="ce15" office:value-type="float" office:value="2" calcext:value-type="float">
            <text:p>2,0</text:p>
          </table:table-cell>
          <table:table-cell office:value-type="string" calcext:value-type="string">
            <text:p>[Lors d'un abandon, ne pas rejouer le même plateau abandonné, mais proposer un autre plateau de même difficulté.]</text:p>
          </table:table-cell>
        </table:table-row>
        <table:table-row table:style-name="ro3">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Améliorer la précision de l'avancement dans l'ascension]</text:p>
          </table:table-cell>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office:value-type="string" calcext:value-type="string">
            <text:p>[La sélection ne met en surbrillance que les jetons concernés et pas la pile complète]</text:p>
          </table:table-cell>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row>
        <table:table-row table:style-name="ro5">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row>
        <table:table-row table:style-name="ro6">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row>
        <table:table-row table:style-name="ro4">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able:table-cell>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row>
        <table:table-row table:style-name="ro4">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row>
        <table:table-row table:style-name="ro5">
          <table:table-cell table:style-name="ce13" office:value-type="float" office:value="22" calcext:value-type="float">
            <text:p>22</text:p>
          </table:table-cell>
          <table:table-cell table:style-name="ce15" office:value-type="float" office:value="2.57142857142857" calcext:value-type="float">
            <text:p>2,6</text:p>
          </table:table-cell>
          <table:table-cell office:value-type="string" calcext:value-type="string">
            <text:p>[Après une résolution ou abandon, représenter la variation du score avec sa composante "taux de réussite" et "temps de résolution" pour que le joueur comprenne les ressorts d'amélioration du score.]</text:p>
          </table:table-cell>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office:value-type="string" calcext:value-type="string">
            <text:p>[Prévoir des musiques différentes selon l'avancement dans l'ascension.]</text:p>
          </table:table-cell>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office:value-type="string" calcext:value-type="string">
            <text:p>[Ajouter des points spécifiques à la réussite d'une ascension dans le score.]</text:p>
          </table:table-cell>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office:value-type="string" calcext:value-type="string">
            <text:p>[En jeu, représenter les jetons contigus identiques comme "soudés".]</text:p>
          </table:table-cell>
        </table:table-row>
        <table:table-row table:style-name="ro4">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row>
        <table:table-row table:style-name="ro4">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row>
        <table:table-row table:style-name="ro4">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row>
        <table:table-row table:style-name="ro3" table:number-rows-repeated="1048542">
          <table:table-cell table:number-columns-repeated="3"/>
        </table:table-row>
        <table:table-row table:style-name="ro3">
          <table:table-cell table:number-columns-repeated="3"/>
        </table:table-row>
        <calcext:conditional-formats>
          <calcext:conditional-format calcext:target-range-address="'Pool Requests'.B2:'Pool Requests'.B33">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2:'Pool Requests'.C3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4">00/00/0000</text:date>, <text:time style:data-style-name="N2" text:time-value="18:14:06.15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24T18:19:14.809000000</dc:date>
    <meta:editing-duration>PT27M36S</meta:editing-duration>
    <meta:editing-cycles>10</meta:editing-cycles>
    <meta:generator>LibreOffice/24.8.6.2$Windows_X86_64 LibreOffice_project/6d98ba145e9a8a39fc57bcc76981d1fb1316c60c</meta:generator>
    <meta:document-statistic meta:table-count="2" meta:cell-count="981" meta:object-count="0"/>
  </office:meta>
</office:document-meta>
</file>